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8adf" officeooo:paragraph-rsid="000c8adf"/>
    </style:style>
    <style:style style:name="P2" style:family="paragraph" style:parent-style-name="Standard" style:list-style-name="L1">
      <style:text-properties officeooo:rsid="000c8adf" officeooo:paragraph-rsid="000c8adf"/>
    </style:style>
    <style:style style:name="P3" style:family="paragraph" style:parent-style-name="Standard" style:list-style-name="L1">
      <style:text-properties officeooo:paragraph-rsid="000c8adf"/>
    </style:style>
    <style:style style:name="P4" style:family="paragraph" style:parent-style-name="Standard" style:list-style-name="L2">
      <style:text-properties officeooo:rsid="000e48c4" officeooo:paragraph-rsid="000e48c4"/>
    </style:style>
    <style:style style:name="P5" style:family="paragraph" style:parent-style-name="Standard" style:list-style-name="L2">
      <style:text-properties officeooo:rsid="000edf81" officeooo:paragraph-rsid="000edf81"/>
    </style:style>
    <style:style style:name="P6" style:family="paragraph" style:parent-style-name="Standard">
      <style:text-properties officeooo:rsid="000edf81" officeooo:paragraph-rsid="000edf81"/>
    </style:style>
    <style:style style:name="T1" style:family="text">
      <style:text-properties officeooo:rsid="000c8adf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" style:font-name-asian="SimSun" style:font-name-complex="Mangal"/>
    </style:style>
    <style:style style:name="T4" style:family="text">
      <style:text-properties style:font-name="Liberation Serif" officeooo:rsid="000edf81" style:font-name-asian="SimSun" style:font-name-complex="Mangal"/>
    </style:style>
    <style:style style:name="T5" style:family="text">
      <style:text-properties officeooo:rsid="000edf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Caractéristiques de la CC au niveau d’une chaîne de montagnes</text:p>
      <text:list xml:id="list3744580720131861305" text:style-name="L1">
        <text:list-item>
          <text:p text:style-name="P2">Épaisseur des roches élevées</text:p>
          <text:list>
            <text:list-item>
              <text:p text:style-name="P3"><text:span text:style-name="T1">Théorie : anomalies positives</text:span></text:p>
            </text:list-item>
            <text:list-item>
              <text:p text:style-name="P2">Réalité : anomalies négatives</text:p>
              <text:list>
                <text:list-item>
                  <text:p text:style-name="P2">Explication : Excès d’épaisseur compensée par déficit d’épaisseur en profondeur</text:p>
                  <text:list>
                    <text:list-header>
                      <text:p text:style-name="P2">= isostasie</text:p>
                    </text:list-header>
                  </text:list>
                  <text:p text:style-name="P2">équilibre entre lithosphère et asthénosphère</text:p>
                </text:list-item>
              </text:list>
            </text:list-item>
          </text:list>
        </text:list-item>
        <text:list-item>
          <text:p text:style-name="P2">Deux modèles :</text:p>
          <text:list>
            <text:list-item>
              <text:p text:style-name="P2">Modèle d’Airy</text:p>
              <text:list>
                <text:list-item>
                  <text:p text:style-name="P2">Densité croûte <text:span text:style-name="T5">(2,7)</text:span> et densité manteau <text:span text:style-name="T5">(3,3)</text:span> = constantes</text:p>
                </text:list-item>
                <text:list-item>
                  <text:p text:style-name="P2">épaississement croûte → dés-épaississement manteau</text:p>
                  <text:list>
                    <text:list-header>
                      <text:p text:style-name="P2">Sur surface de compensation</text:p>
                    </text:list-header>
                  </text:list>
                </text:list-item>
                <text:list-item>
                  <text:p text:style-name="P2">Racine crustale plus ou moins épaisse en fonction de l’épaisseur de la croûte</text:p>
                </text:list-item>
              </text:list>
            </text:list-item>
            <text:list-item>
              <text:p text:style-name="P2">Modèle de Pratt</text:p>
              <text:list>
                <text:list-item>
                  <text:p text:style-name="P2">augmentation épaisseur → diminution densité</text:p>
                  <text:list>
                    <text:list-header>
                      <text:p text:style-name="P2">Sur surface de compensation</text:p>
                    </text:list-header>
                  </text:list>
                </text:list-item>
              </text:list>
            </text:list-item>
          </text:list>
          <text:p text:style-name="P2">Modèle d’Airy → application au domaine continental</text:p>
        </text:list-item>
      </text:list>
      <text:p text:style-name="P1"/>
      <text:p text:style-name="P1"/>
      <text:p text:style-name="P1">Explication des différence d’altitude moyenne entre C et O</text:p>
      <text:list xml:id="list3612517658057854615" text:style-name="L2">
        <text:list-item>
          <text:p text:style-name="P4">Densité CO (3,0) <text:span text:style-name="T2">&gt;</text:span><text:span text:style-name="T3"> densité CC (2,7)</text:span></text:p>
          <text:list>
            <text:list-item>
              <text:p text:style-name="P4"><text:span text:style-name="T4">R</text:span><text:span text:style-name="T3">oches CO </text:span><text:span text:style-name="T2">≠</text:span><text:span text:style-name="T3"> </text:span><text:span text:style-name="T4">R</text:span><text:span text:style-name="T3">oches CC</text:span></text:p>
            </text:list-item>
            <text:list-item>
              <text:p text:style-name="P4"><text:span text:style-name="T3">CO :</text:span></text:p>
              <text:list>
                <text:list-item>
                  <text:p text:style-name="P4"><text:span text:style-name="T3">Sédiments, Basalte, Gabbro, Péridotite</text:span></text:p>
                </text:list-item>
              </text:list>
            </text:list-item>
            <text:list-item>
              <text:p text:style-name="P4"><text:span text:style-name="T3">CC :</text:span></text:p>
              <text:list>
                <text:list-item>
                  <text:p text:style-name="P4"><text:span text:style-name="T3">Grande variété de roches proches du granite</text:span></text:p>
                </text:list-item>
              </text:list>
            </text:list-item>
          </text:list>
        </text:list-item>
        <text:list-item>
          <text:p text:style-name="P5"><text:span text:style-name="T3">épaisseur CO &lt; épaisseur CC</text:span></text:p>
          <text:list>
            <text:list-item>
              <text:p text:style-name="P5"><text:span text:style-name="T3">Isostasie → altitude CO &lt; altitude CC</text:span></text:p>
            </text:list-item>
          </text:list>
        </text:list-item>
      </text:list>
      <text:p text:style-name="P6"><text:span text:style-name="T3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9:21:25.229000000</meta:creation-date>
    <dc:date>2018-10-12T12:06:53.043000000</dc:date>
    <meta:editing-duration>PT39M51S</meta:editing-duration>
    <meta:editing-cycles>1</meta:editing-cycles>
    <meta:document-statistic meta:table-count="0" meta:image-count="0" meta:object-count="0" meta:page-count="1" meta:paragraph-count="26" meta:word-count="166" meta:character-count="946" meta:non-whitespace-character-count="830"/>
    <meta:generator>LibreOffice/5.1.6.2$Windows_x86 LibreOffice_project/07ac168c60a517dba0f0d7bc7540f5afa45f0909</meta:generator>
  </office:meta>
</office:document-meta>
</file>